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1. What is a <text:span text:style-name="Strong_20_Emphasis">Remote</text:span>?</text:h>
      <text:p text:style-name="Text_20_body">A <text:span text:style-name="Strong_20_Emphasis">remote</text:span> in Git is like a bookmark that points to a version of your project stored somewhere else, often on the internet. In most cases, it points to a repository on GitHub or another service that stores code online.</text:p>
      <text:p text:style-name="Text_20_body">When you want to <text:span text:style-name="Strong_20_Emphasis">share your changes</text:span> with others or <text:span text:style-name="Strong_20_Emphasis">get updates</text:span> from the latest version of the project stored online, you use this remote to interact with it.</text:p>
      <text:h text:style-name="Heading_20_3" text:outline-level="3">2. What is <text:span text:style-name="Strong_20_Emphasis"><text:span text:style-name="Source_20_Text">origin</text:span></text:span>?</text:h>
      <text:p text:style-name="Text_20_body">When you clone (download) a project from GitHub, Git automatically names the remote repository <text:span text:style-name="Strong_20_Emphasis"><text:span text:style-name="Source_20_Text">origin</text:span></text:span>. This is just a <text:span text:style-name="Strong_20_Emphasis">name</text:span> Git uses for the URL where your repository lives online.</text:p>
      <text:p text:style-name="Text_20_body">Think of <text:span text:style-name="Source_20_Text">origin</text:span> as a <text:span text:style-name="Strong_20_Emphasis">nickname</text:span> for the URL of the remote repository (like <text:span text:style-name="Source_20_Text">https://github.com/kavishbhardwaj/cs50Python.git</text:span>), so you don’t have to type the full URL every time you want to push or pull changes. Instead, you can just use <text:span text:style-name="Source_20_Text">origin</text:span>.</text:p>
      <text:h text:style-name="Heading_20_3" text:outline-level="3">3. What Does <text:span text:style-name="Strong_20_Emphasis"><text:span text:style-name="Source_20_Text">git clone</text:span></text:span> Do?</text:h>
      <text:p text:style-name="Text_20_body">When you use the <text:span text:style-name="Source_20_Text">git clone</text:span> command:</text:p>
      <text:p text:style-name="Preformatted_20_Text">bash</text:p>
      <text:p text:style-name="Preformatted_20_Text">Copy code</text:p>
      <text:p text:style-name="P1"><text:span text:style-name="Source_20_Text">git clone https://github.com/kavishbhardwaj/cs50Python.git</text:span></text:p>
      <text:list text:style-name="L1">
        <text:list-item>
          <text:p text:style-name="P2">It <text:span text:style-name="Strong_20_Emphasis">downloads</text:span> the entire repository (files, commit history, branches, etc.) from the URL.</text:p>
        </text:list-item>
        <text:list-item>
          <text:p text:style-name="P2">It creates a <text:span text:style-name="Strong_20_Emphasis">local copy</text:span> of the project on your machine.</text:p>
        </text:list-item>
        <text:list-item>
          <text:p text:style-name="P3">It also <text:span text:style-name="Strong_20_Emphasis">automatically sets the remote</text:span> for this local copy, calling it <text:span text:style-name="Source_20_Text">origin</text:span>, and linking it to <text:span text:style-name="Source_20_Text">https://github.com/kavishbhardwaj/cs50Python.git</text:span>.</text:p>
        </text:list-item>
      </text:list>
      <text:p text:style-name="Text_20_body">So now, when you work on this project and you want to send (push) changes back to GitHub or get (pull) changes from GitHub, Git already knows that <text:span text:style-name="Source_20_Text">origin</text:span> means the repository at <text:span text:style-name="Source_20_Text">https://github.com/kavishbhardwaj/cs50Python.git</text:span>.</text:p>
      <text:h text:style-name="Heading_20_3" text:outline-level="3">4. What Does <text:span text:style-name="Strong_20_Emphasis"><text:span text:style-name="Source_20_Text">git remote add origin</text:span></text:span> Do?</text:h>
      <text:p text:style-name="Text_20_body">Let’s say you didn’t clone the project from GitHub. Instead, you’ve been working on a project on your computer and you want to push it to GitHub for the first time.</text:p>
      <text:p text:style-name="Text_20_body">In this case, your local project doesn’t know about any remote repository yet. This is where you would use the <text:span text:style-name="Strong_20_Emphasis"><text:span text:style-name="Source_20_Text">git remote add origin</text:span></text:span> command to set it up.</text:p>
      <text:p text:style-name="Preformatted_20_Text">bash</text:p>
      <text:p text:style-name="Preformatted_20_Text">Copy code</text:p>
      <text:p text:style-name="P1"><text:span text:style-name="Source_20_Text">git remote add origin https://github.com/kavishbhardwaj/cs50Python.git</text:span></text:p>
      <text:list text:style-name="L2">
        <text:list-item>
          <text:p text:style-name="P4"><text:span text:style-name="Strong_20_Emphasis"><text:span text:style-name="Source_20_Text">git remote add origin</text:span></text:span> is basically telling your local project:</text:p>
          <text:list>
            <text:list-item>
              <text:p text:style-name="P4"><text:soft-page-break/><text:span text:style-name="Strong_20_Emphasis">“Hey, if I ever ask you to send or fetch changes from </text:span><text:span text:style-name="Strong_20_Emphasis"><text:span text:style-name="Source_20_Text">origin</text:span></text:span><text:span text:style-name="Strong_20_Emphasis">, use this URL: </text:span><text:span text:style-name="Strong_20_Emphasis"><text:span text:style-name="Source_20_Text">https://github.com/kavishbhardwaj/cs50Python.git</text:span></text:span><text:span text:style-name="Strong_20_Emphasis">.”</text:span></text:p>
            </text:list-item>
          </text:list>
        </text:list-item>
        <text:list-item>
          <text:p text:style-name="P5">After this, your local project is linked to the remote repository, and <text:span text:style-name="Source_20_Text">origin</text:span> is the nickname for the GitHub URL.</text:p>
        </text:list-item>
      </text:list>
      <text:h text:style-name="Heading_20_3" text:outline-level="3">What’s the Difference Between <text:span text:style-name="Source_20_Text">git clone</text:span> and <text:span text:style-name="Source_20_Text">git remote add origin</text:span>?</text:h>
      <text:list text:style-name="L3">
        <text:list-item>
          <text:p text:style-name="P6"><text:span text:style-name="Strong_20_Emphasis"><text:span text:style-name="Source_20_Text">git clone</text:span></text:span>:</text:p>
          <text:list>
            <text:list-item>
              <text:p text:style-name="P7">It <text:span text:style-name="Strong_20_Emphasis">downloads</text:span> a project from a remote URL (e.g., from GitHub).</text:p>
            </text:list-item>
            <text:list-item>
              <text:p text:style-name="P7">It <text:span text:style-name="Strong_20_Emphasis">automatically</text:span> sets up <text:span text:style-name="Source_20_Text">origin</text:span> for you, linking your local project to the GitHub repository.</text:p>
            </text:list-item>
            <text:list-item>
              <text:p text:style-name="P7">You don’t need to manually set the remote; it’s done for you.</text:p>
            </text:list-item>
          </text:list>
        </text:list-item>
        <text:list-item>
          <text:p text:style-name="P6"><text:span text:style-name="Strong_20_Emphasis"><text:span text:style-name="Source_20_Text">git remote add origin</text:span></text:span>:</text:p>
          <text:list>
            <text:list-item>
              <text:p text:style-name="P7">It’s used when you <text:span text:style-name="Strong_20_Emphasis">already have a local project</text:span> and want to connect it to a remote repository (like GitHub).</text:p>
            </text:list-item>
            <text:list-item>
              <text:p text:style-name="P6">You’re <text:span text:style-name="Strong_20_Emphasis">manually telling Git</text:span> where the remote is (i.e., you are creating that link between your local project and GitHub).</text:p>
            </text:list-item>
          </text:list>
        </text:list-item>
      </text:list>
      <text:h text:style-name="Heading_20_3" text:outline-level="3"><text:span text:style-name="Strong_20_Emphasis">Simple Analogy</text:span>:</text:h>
      <text:list text:style-name="L4">
        <text:list-item>
          <text:p text:style-name="P8"><text:span text:style-name="Strong_20_Emphasis"><text:span text:style-name="Source_20_Text">origin</text:span></text:span> is like a <text:span text:style-name="Strong_20_Emphasis">speed dial</text:span> on your phone for GitHub. Instead of dialing the full number (URL) each time, you just use the nickname (remote name <text:span text:style-name="Source_20_Text">origin</text:span>).</text:p>
        </text:list-item>
        <text:list-item>
          <text:p text:style-name="P8"><text:span text:style-name="Strong_20_Emphasis"><text:span text:style-name="Source_20_Text">git clone</text:span></text:span> automatically sets the speed dial for you when you download the project from GitHub.</text:p>
        </text:list-item>
        <text:list-item>
          <text:p text:style-name="P9"><text:span text:style-name="Strong_20_Emphasis"><text:span text:style-name="Source_20_Text">git remote add origin</text:span></text:span> is when you <text:span text:style-name="Strong_20_Emphasis">manually set</text:span> the speed dial for an existing project that isn’t linked to GitHub yet.</text:p>
        </text:list-item>
      </text:list>
      <text:h text:style-name="Heading_20_3" text:outline-level="3">Recap:</text:h>
      <text:list text:style-name="L5">
        <text:list-item>
          <text:p text:style-name="P10"><text:span text:style-name="Strong_20_Emphasis"><text:span text:style-name="Source_20_Text">origin</text:span></text:span> is the default name for the remote repository, typically on GitHub.</text:p>
        </text:list-item>
        <text:list-item>
          <text:p text:style-name="P10"><text:span text:style-name="Strong_20_Emphasis"><text:span text:style-name="Source_20_Text">git clone</text:span></text:span> downloads the repository and automatically sets <text:span text:style-name="Source_20_Text">origin</text:span>.</text:p>
        </text:list-item>
        <text:list-item>
          <text:p text:style-name="P11"><text:span text:style-name="Strong_20_Emphasis"><text:span text:style-name="Source_20_Text">git remote add origin</text:span></text:span> is manually used to set <text:span text:style-name="Source_20_Text">origin</text:span> if you have a local project that wasn’t cloned.</text:p>
        </text:list-item>
      </text:list>
      <text:p text:style-name="Text_20_body">Now your local project knows where to send (push) and receive (pull) changes from <text:span text:style-name="Source_20_Text">origin</text:span> (GitHub in this case)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19:52:11.410000000</meta:creation-date>
    <dc:date>2024-09-26T19:52:30.973000000</dc:date>
    <meta:editing-duration>PT21S</meta:editing-duration>
    <meta:editing-cycles>1</meta:editing-cycles>
    <meta:document-statistic meta:table-count="0" meta:image-count="0" meta:object-count="0" meta:page-count="2" meta:paragraph-count="41" meta:word-count="607" meta:character-count="3515" meta:non-whitespace-character-count="2968"/>
    <meta:generator>LibreOffice/24.8.0.3$Windows_X86_64 LibreOffice_project/0bdf1299c94fe897b119f97f3c613e9dca6be583</meta:generator>
  </office:meta>
</office:document-meta>
</file>